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gradient" draw:fill-gradient-name="Very_20_soft_20_grey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>
      <style:graphic-properties draw:ole-draw-aspect="1" style:protect="size"/>
    </style:style>
    <style:style style:name="P1" style:family="paragraph">
      <style:paragraph-properties fo:margin-left="0cm" fo:margin-right="0cm" fo:text-align="center" fo:text-indent="0cm"/>
      <style:text-properties fo:font-size="12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Nimbus Sans L'" style:font-family-generic="roman" style:font-pitch="variable" fo:font-size="12pt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18pt" style:language-asian="en" style:country-asian="US" style:font-style-asian="normal" style:font-weight-asian="normal" style:font-family-complex="Lucidasans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T1" style:family="text">
      <style:text-properties fo:font-size="12pt"/>
    </style:style>
    <style:style style:name="T2" style:family="text">
      <style:text-properties fo:font-size="13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id="id1" draw:layer="layout" svg:width="2.123cm" svg:height="1cm" svg:x="0.083cm" svg:y="1.122cm">
          <text:p text:style-name="P1"><text:span text:style-name="T1">s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0.55cm" svg:y1="0.086cm" svg:x2="1.144cm" svg:y2="1.122cm" draw:end-shape="id1" draw:end-glue-point="0">
          <text:p/>
        </draw:connector>
        <draw:g draw:id="id3">
          <draw:custom-shape draw:style-name="gr3" draw:text-style-name="P3" draw:layer="layout" svg:width="2cm" svg:height="1cm" svg:x="10.206cm" svg:y="1.12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draw:layer="layout" svg:width="1.8cm" svg:height="0.834cm" svg:x="10.306cm" svg:y="1.205cm">
            <text:p text:style-name="P3"><text:span text:style-name="T2">s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" draw:text-style-name="P1" draw:id="id2" draw:layer="layout" svg:width="2.123cm" svg:height="1cm" svg:x="5.083cm" svg:y="1.122cm">
          <text:p text:style-name="P1"><text:span text:style-name="T1">s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2.206cm" svg:y1="1.622cm" svg:x2="5.083cm" svg:y2="1.622cm" draw:start-shape="id1" draw:start-glue-point="1" draw:end-shape="id2">
          <text:p/>
        </draw:connector>
        <draw:connector draw:style-name="gr2" draw:text-style-name="P2" draw:layer="layout" draw:type="line" svg:x1="7.206cm" svg:y1="1.622cm" svg:x2="10.206cm" svg:y2="1.622cm" draw:start-shape="id2" draw:start-glue-point="1" draw:end-shape="id3" draw:end-glue-point="3">
          <text:p/>
        </draw:connector>
        <draw:frame draw:style-name="gr5" draw:layer="layout" svg:width="1.203cm" svg:height="1.573cm" svg:x="2.817cm" svg:y="0.78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layer="layout" svg:width="1.017cm" svg:height="1.573cm" svg:x="8.042cm" svg:y="0.789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Light_20_gray" draw:display-name="Light gray" draw:style="linear" draw:start-color="#ffffff" draw:end-color="#e6e6e6" draw:start-intensity="100%" draw:end-intensity="100%" draw:angle="0" draw:border="0%"/>
    <draw:gradient draw:name="Very_20_soft_20_grey" draw:display-name="Very soft grey" draw:style="linear" draw:start-color="#ffffff" draw:end-color="#e6e6e6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Nimbus Sans L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4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3cm" fo:page-height="2.5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creation-date>2006-04-21T08:15:04</meta:creation-date>
    <dc:creator>Julien Ponge</dc:creator>
    <dc:date>2008-03-25T10:05:13</dc:date>
    <meta:editing-cycles>39</meta:editing-cycles>
    <meta:editing-duration>PT1H31M28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i>a</math:mi>
      </math:mtr>
      <math:mtr/>
      <math:mtr>
        <math:mrow>
          <math:mi>x</math:mi>
          <math:mrow>
            <math:mi>:</math:mi>
            <math:mo math:stretchy="false">=</math:mo>
            <math:mn>0</math:mn>
          </math:mrow>
        </math:mrow>
      </math:mtr>
    </math:mtable>
    <math:annotation math:encoding="StarMath 5.0">a
newline newline
x := 0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i>b</math:mi>
      </math:mtr>
      <math:mtr/>
      <math:mtr>
        <math:mrow>
          <math:mi>x</math:mi>
          <math:mo math:stretchy="false">&lt;</math:mo>
          <math:mn>5</math:mn>
        </math:mrow>
      </math:mtr>
    </math:mtable>
    <math:annotation math:encoding="StarMath 5.0">b
newline newline
x &lt; 5</math:annotation>
  </math:semantics>
</math:math>
</file>